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f918f" officeooo:paragraph-rsid="001f918f"/>
    </style:style>
    <style:style style:name="P2" style:family="paragraph" style:parent-style-name="Standard">
      <style:text-properties officeooo:rsid="001f918f" officeooo:paragraph-rsid="002508dd"/>
    </style:style>
    <style:style style:name="P3" style:family="paragraph" style:parent-style-name="Standard">
      <style:text-properties officeooo:rsid="001f918f" officeooo:paragraph-rsid="00273a36"/>
    </style:style>
    <style:style style:name="P4" style:family="paragraph" style:parent-style-name="Standard">
      <style:text-properties officeooo:rsid="001f918f" officeooo:paragraph-rsid="0029ec50"/>
    </style:style>
    <style:style style:name="P5" style:family="paragraph" style:parent-style-name="Standard">
      <style:text-properties officeooo:rsid="002d8e95" officeooo:paragraph-rsid="002d8e95"/>
    </style:style>
    <style:style style:name="P6" style:family="paragraph" style:parent-style-name="Standard">
      <style:text-properties officeooo:rsid="002eb89f" officeooo:paragraph-rsid="002eb89f"/>
    </style:style>
    <style:style style:name="T1" style:family="text">
      <style:text-properties officeooo:rsid="002166d7"/>
    </style:style>
    <style:style style:name="T2" style:family="text">
      <style:text-properties officeooo:rsid="0023c017"/>
    </style:style>
    <style:style style:name="T3" style:family="text">
      <style:text-properties officeooo:rsid="002508dd"/>
    </style:style>
    <style:style style:name="T4" style:family="text">
      <style:text-properties officeooo:rsid="00273a36"/>
    </style:style>
    <style:style style:name="T5" style:family="text">
      <style:text-properties officeooo:rsid="0029ec50"/>
    </style:style>
    <style:style style:name="T6" style:family="text">
      <style:text-properties officeooo:rsid="002bc6e9"/>
    </style:style>
    <style:style style:name="T7" style:family="text">
      <style:text-properties officeooo:rsid="002eb8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ner Mattingly </text:p>
      <text:p text:style-name="P1">11282717</text:p>
      <text:p text:style-name="P1">HW8</text:p>
      <text:p text:style-name="P1"/>
      <text:p text:style-name="P1">1.</text:p>
      <text:p text:style-name="P1">e = 49 <text:s/>| <text:s/>n = 10539750919 <text:s/>| <text:s/>d = ?</text:p>
      <text:p text:style-name="P1">Q(n) = 97287819552</text:p>
      <text:p text:style-name="P1">C = ITG!AAEXEX IRRG!IGRXI OIXGEREAGO</text:p>
      <text:p text:style-name="P1">M = ?</text:p>
      <text:p text:style-name="P1"/>
      <text:p text:style-name="P1">In order to decrypt the Cipher text we must first use the baby <text:span text:style-name="T1">ASCII</text:span> to decode it to get manipulable didgets.</text:p>
      <text:p text:style-name="P1"/>
      <text:p text:style-name="P1"><text:s text:c="2"/>so: C = ITG!AAEXEX IRRG!IGRXI OIXGEREAGO = 4730112828 4663943684 5483262135</text:p>
      <text:p text:style-name="P1"/>
      <text:p text:style-name="P1">Then normally a private key would be used to decrypt the cipher text. <text:s/>However, since we do not have the private key, we will need to break the code, or somehow figure out what the private key is.</text:p>
      <text:p text:style-name="P1">Since we know n already we need only to discover d to complete our knowledge of the private key.</text:p>
      <text:p text:style-name="P1"/>
      <text:p text:style-name="P1">Lets look at the formulas at our disposal. </text:p>
      <text:p text:style-name="P1"/>
      <text:p text:style-name="P1"><text:s text:c="2"/>n = p * q where p and q are prime numbers </text:p>
      <text:p text:style-name="P1"/>
      <text:p text:style-name="P1"><text:s text:c="2"/>M1 = (C1^d mod n)</text:p>
      <text:p text:style-name="P1"><text:s text:c="2"/>M2 = (C2^d mod n) </text:p>
      <text:p text:style-name="P1"><text:s text:c="2"/>M3 = (C3^d mod n) <text:s/></text:p>
      <text:p text:style-name="P1"/>
      <text:p text:style-name="P1"><text:s text:c="2"/>C1 = (M1^e mod n)</text:p>
      <text:p text:style-name="P1"><text:s text:c="2"/>C2 = (M2^e mod n) </text:p>
      <text:p text:style-name="P1"><text:s text:c="2"/>C3 = (M3^e mod n) <text:s/></text:p>
      <text:p text:style-name="P1"/>
      <text:p text:style-name="P1"><text:span text:style-name="T1">Since we have the cipher text C1, C2, and C3, w</text:span>e must solve for d <text:span text:style-name="T1">in order to discover the plain-text</text:span>.</text:p>
      <text:p text:style-name="P1">We can do this using the extended <text:span text:style-name="T1">euclidean</text:span> algorithm to find the modular multiplicative inverse starting with the following equation.</text:p>
      <text:p text:style-name="P1"><text:s text:c="2"/></text:p>
      <text:p text:style-name="P1"><text:s text:c="2"/>d*e = 1 mod Q(n)</text:p>
      <text:p text:style-name="P1"><text:s text:c="2"/></text:p>
      <text:p text:style-name="P1">See my attached scrap paper for my execution of the math involved to get the following answer for d.</text:p>
      <text:p text:style-name="P1"><text:s text:c="2"/></text:p>
      <text:p text:style-name="P1"><text:s text:c="2"/>d = 32266366849</text:p>
      <text:p text:style-name="P1"><text:s text:c="3"/></text:p>
      <text:p text:style-name="P1">Now we can use the formulas for the three distinct <text:span text:style-name="T1">plain-text</text:span> parts M1, M2, and M3 to solve for each.</text:p>
      <text:p text:style-name="P1"><text:s text:c="2"/></text:p>
      <text:p text:style-name="P1"><text:s text:c="2"/>M1 = (4730112828^32266366849 mod 10539750919) </text:p>
      <text:p text:style-name="P1"><text:s text:c="2"/>M2 = (4663943684^32266366849 mod 10539750919) </text:p>
      <text:p text:style-name="P1"><text:s text:c="2"/>M3 = (5483262135^32266366849 mod 10539750919) </text:p>
      <text:p text:style-name="P1"/>
      <text:p text:style-name="P1"/>
      <text:p text:style-name="P1"><text:s text:c="2"/>M1 = 36217 = GREAT</text:p>
      <text:p text:style-name="P1"><text:soft-page-break/><text:s text:c="2"/>M2 = 98483 = !XIXG</text:p>
      <text:p text:style-name="P1"><text:s text:c="2"/>M3 = 57847 = OTXIT</text:p>
      <text:p text:style-name="P1"/>
      <text:p text:style-name="P1">The secret message reads "GREAT I GOT IT" if the X's are considered spaces.</text:p>
      <text:p text:style-name="P1"/>
      <text:p text:style-name="P1">2.</text:p>
      <text:p text:style-name="P1">Yes <text:span text:style-name="T2">the huffman algorithm can be created using digits in place of binary bits</text:span>.</text:p>
      <text:p text:style-name="P1"/>
      <text:p text:style-name="P1">As follows, </text:p>
      <text:p text:style-name="P1"/>
      <text:p text:style-name="P1">Sort the symbols from lowest frequency to highest in a list.</text:p>
      <text:p text:style-name="P1">while there are still values in the list</text:p>
      <text:p text:style-name="P1"><text:tab/>Create 10 new nodes using the first 10 symbols. <text:s/></text:p>
      <text:p text:style-name="P2"><text:tab/>Attach them as children of a new internal node that contains, as its value, the sum of its</text:p>
      <text:p text:style-name="P2"><text:tab/>children’s frequencies.</text:p>
      <text:p text:style-name="P1"><text:tab/>Add weights to the links starting with 0 for the first node and ending with 9 for the tenth node<text:tab/>created.</text:p>
      <text:p text:style-name="P1"><text:tab/>Add the internal node to a second list.</text:p>
      <text:p text:style-name="P1"><text:span text:style-name="T3">O</text:span>nce all symbols in the list have been turned into nodes connect their parents to a root node by performing the above loop on the second list that was populated. </text:p>
      <text:p text:style-name="P1"><text:s text:c="2"/></text:p>
      <text:p text:style-name="P3">Note:</text:p>
      <text:p text:style-name="P3"><text:span text:style-name="T4"><text:tab/>W</text:span>hen attempting to create nodes and less than ten are available just use numbers from 0 to 9 <text:s/>untill you run out of nodes. This is fine. <text:s/>Start over at zero each time you loop.</text:p>
      <text:p text:style-name="P1"><text:s text:c="2"/></text:p>
      <text:p text:style-name="P1"><text:tab/>To read the graph that is created in order to get the diget representation of a symbol just concatenate the digets along the path from the root to the leaf that contains the selected symbol. </text:p>
      <text:p text:style-name="P1"><text:s text:c="2"/></text:p>
      <text:p text:style-name="P1"/>
      <text:p text:style-name="P1">3.</text:p>
      <text:p text:style-name="P4">In cryptanalysis often in order to break a cryptographic protocol it boils down to mathematics. <text:s/>For example when breaking RSA encryption one must perform prime factorization and use the extended euclidean algorithm in order to gain enough information to crack the encoded cipher text and expose the plain-text. <text:s/>This m<text:span text:style-name="T5">a</text:span>thematical reduction of the e<text:span text:style-name="T5">n</text:span>cryption/ decryption scheme is very common since the core of most encryption schemes rely on some sort of mathematical expression or operation <text:span text:style-name="T5">in order to function</text:span>. Other examples <text:span text:style-name="T5">of <text:s/>how math is used in </text:span>cryptanalysis are higher-order cryptanalysis and algebraic analysis, which both use math <text:span text:style-name="T6">extensively</text:span> to test a given cryptographic protocol.</text:p>
      <text:p text:style-name="P4"/>
      <text:p text:style-name="P5">Other forms of cryptanalysis include side channel attacks. <text:s/>For example, differential power analysis. <text:s/>This is a side attack that uses the power consumption of a given cryptosystem to exploit biases that may be indicated by the power consumption. Another analysis method <text:span text:style-name="T7">that is not completely reliant on the use of algebraic means is power analysis and algorithmic security. <text:s/>Power anally sis allows for someone to ‘see inside’ the hardware during execution of cryptographic operations. <text:s/>For example, allowing the analyzer to determine the bits of a some secret key. <text:s/>Power analysis requires that the adversary or analyzer has access to the actual hardware or machine on which the cryptosystem <text:s/>resides.</text:span></text:p>
      <text:p text:style-name="P6">These are some of the main forms of cryptanalysis that exist 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8:23:54.062205089</meta:creation-date>
    <dc:date>2016-11-28T08:52:54.881499401</dc:date>
    <meta:editing-duration>PT18M46S</meta:editing-duration>
    <meta:editing-cycles>15</meta:editing-cycles>
    <meta:generator>LibreOffice/5.1.4.2$Linux_X86_64 LibreOffice_project/10m0$Build-2</meta:generator>
    <meta:document-statistic meta:table-count="0" meta:image-count="0" meta:object-count="0" meta:page-count="2" meta:paragraph-count="59" meta:word-count="719" meta:character-count="4084" meta:non-whitespace-character-count="3327"/>
  </office:meta>
</office:document-meta>
</file>